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5262" officeooo:paragraph-rsid="00125262"/>
    </style:style>
    <style:style style:name="P2" style:family="paragraph" style:parent-style-name="Standard" style:list-style-name="L1">
      <style:text-properties officeooo:rsid="0014e453" officeooo:paragraph-rsid="0014e453"/>
    </style:style>
    <style:style style:name="P3" style:family="paragraph" style:parent-style-name="Standard" style:list-style-name="L2">
      <style:text-properties officeooo:rsid="001620d1" officeooo:paragraph-rsid="001620d1"/>
    </style:style>
    <style:style style:name="P4" style:family="paragraph" style:parent-style-name="Standard">
      <style:text-properties officeooo:rsid="001620d1" officeooo:paragraph-rsid="001620d1"/>
    </style:style>
    <style:style style:name="P5" style:family="paragraph" style:parent-style-name="Standard">
      <style:text-properties style:text-underline-style="solid" style:text-underline-width="auto" style:text-underline-color="font-color" officeooo:rsid="001622ef" officeooo:paragraph-rsid="001622ef"/>
    </style:style>
    <style:style style:name="P6" style:family="paragraph" style:parent-style-name="Standard" style:list-style-name="L3">
      <style:text-properties style:text-underline-style="none" officeooo:rsid="001622ef" officeooo:paragraph-rsid="001622e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are age ratings and why are they used to classify film and digital products?</text:p>
      <text:p text:style-name="P1">Age ratings are classifications that indicate the suitability of films and digital products for different age groups based on their content, such as violence, language, or sexual themes</text:p>
      <text:p text:style-name="P1"/>
      <text:list text:style-name="L1">
        <text:list-item>
          <text:p text:style-name="P2">Investigate the process of obtaining age ratings for software products</text:p>
        </text:list-item>
      </text:list>
      <text:list text:style-name="L2">
        <text:list-item>
          <text:list>
            <text:list-item>
              <text:p text:style-name="P3">Content Declaration Assessment questionnaire</text:p>
            </text:list-item>
            <text:list-item>
              <text:p text:style-name="P3">Submission Materials</text:p>
            </text:list-item>
            <text:list-item>
              <text:p text:style-name="P3">Video Footage Examination</text:p>
            </text:list-item>
            <text:list-item>
              <text:p text:style-name="P3">Game Examination</text:p>
            </text:list-item>
            <text:list-item>
              <text:p text:style-name="P3">Receiving the PEGI License</text:p>
            </text:list-item>
          </text:list>
        </text:list-item>
      </text:list>
      <text:p text:style-name="P4"/>
      <text:p text:style-name="P5">Gambling Laws</text:p>
      <text:list text:style-name="L3">
        <text:list-item>
          <text:p text:style-name="P6">What is the current UK legislation regarding gambling?</text:p>
        </text:list-item>
        <text:list-item>
          <text:p text:style-name="P6">How do gambling laws affect the development of software?</text:p>
        </text:list-item>
        <text:list-item>
          <text:p text:style-name="P6">How do software developers ensure compliance with gambling software?</text:p>
        </text:list-item>
        <text:list-item>
          <text:p text:style-name="P6">What are the ethical considerations of gambling software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8T11:52:14.113780477</meta:creation-date>
    <meta:generator>LibreOffice/25.2.5.2$Linux_X86_64 LibreOffice_project/fb4792146257752f54eab576deb869869b108571</meta:generator>
    <dc:date>2025-09-18T12:41:23.209519477</dc:date>
    <meta:editing-duration>PT25M39S</meta:editing-duration>
    <meta:editing-cycles>4</meta:editing-cycles>
    <meta:document-statistic meta:table-count="0" meta:image-count="0" meta:object-count="0" meta:page-count="1" meta:paragraph-count="13" meta:word-count="114" meta:character-count="730" meta:non-whitespace-character-count="639"/>
  </office:meta>
</office:document-meta>
</file>